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= 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Workers</text:p>
          </table:table-cell>
          <table:table-cell office:value-type="string" calcext:value-type="string">
            <text:p>Random time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Ideal service time</text:p>
          </table:table-cell>
          <table:table-cell office:value-type="string" calcext:value-type="string">
            <text:p>Constant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Dynamic (rando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7" calcext:value-type="float">
            <text:p>13.87</text:p>
          </table:table-cell>
          <table:table-cell table:number-columns-repeated="2"/>
          <table:table-cell office:value-type="float" office:value="12.514" calcext:value-type="float">
            <text:p>12.514</text:p>
          </table:table-cell>
          <table:table-cell/>
          <table:table-cell office:value-type="float" office:value="11.028" calcext:value-type="float">
            <text:p>11.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3" calcext:value-type="float">
            <text:p>7.83</text:p>
          </table:table-cell>
          <table:table-cell table:formula="of:=[.B6]/[.B7]" office:value-type="float" office:value="1.77139208173691" calcext:value-type="float">
            <text:p>1.77139208173691</text:p>
          </table:table-cell>
          <table:table-cell table:formula="of:=[.B6]/[.A7]" office:value-type="float" office:value="6.935" calcext:value-type="float">
            <text:p>6.935</text:p>
          </table:table-cell>
          <table:table-cell office:value-type="float" office:value="7.544" calcext:value-type="float">
            <text:p>7.544</text:p>
          </table:table-cell>
          <table:table-cell table:formula="of:=[.E6]/[.E7]" office:value-type="float" office:value="1.65880169671262" calcext:value-type="float">
            <text:p>1.658801696712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67" calcext:value-type="float">
            <text:p>5.467</text:p>
          </table:table-cell>
          <table:table-cell table:formula="of:=[.B6]/[.B8]" office:value-type="float" office:value="2.53704042436437" calcext:value-type="float">
            <text:p>2.53704042436437</text:p>
          </table:table-cell>
          <table:table-cell table:formula="of:=[.B6]/[.A8]" office:value-type="float" office:value="3.4675" calcext:value-type="float">
            <text:p>3.4675</text:p>
          </table:table-cell>
          <table:table-cell office:value-type="float" office:value="5.536" calcext:value-type="float">
            <text:p>5.536</text:p>
          </table:table-cell>
          <table:table-cell table:formula="of:=[.E6]/[.E8]" office:value-type="float" office:value="2.26047687861272" calcext:value-type="float">
            <text:p>2.260476878612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81" calcext:value-type="float">
            <text:p>3.781</text:p>
          </table:table-cell>
          <table:table-cell table:formula="of:=[.B6]/[.B9]" office:value-type="float" office:value="3.66834170854271" calcext:value-type="float">
            <text:p>3.66834170854271</text:p>
          </table:table-cell>
          <table:table-cell/>
          <table:table-cell office:value-type="float" office:value="4.543" calcext:value-type="float">
            <text:p>4.543</text:p>
          </table:table-cell>
          <table:table-cell table:formula="of:=[.E6]/[.E9]" office:value-type="float" office:value="2.75456746643187" calcext:value-type="float">
            <text:p>2.754567466431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57" calcext:value-type="float">
            <text:p>3.757</text:p>
          </table:table-cell>
          <table:table-cell table:formula="of:=[.B6]/[.B10]" office:value-type="float" office:value="3.69177535267501" calcext:value-type="float">
            <text:p>3.69177535267501</text:p>
          </table:table-cell>
          <table:table-cell/>
          <table:table-cell office:value-type="float" office:value="4.574" calcext:value-type="float">
            <text:p>4.574</text:p>
          </table:table-cell>
          <table:table-cell table:formula="of:=[.E6]/[.E10]" office:value-type="float" office:value="2.73589855706165" calcext:value-type="float">
            <text:p>2.735898557061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4:33:38.14001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4:52:04.656412066</meta:creation-date>
    <dc:date>2019-05-02T15:28:48.127351040</dc:date>
    <meta:editing-duration>PT47M57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